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732">
            <text:p>HAR-5732</text:p>
          </table:table-cell>
          <table:table-cell office:value-type="float" office:value="51.63">
            <text:p>51.63</text:p>
          </table:table-cell>
          <table:table-cell office:value-type="float" office:value="0.78">
            <text:p>0.78</text:p>
          </table:table-cell>
          <table:table-cell office:value-type="float" office:value="180.0">
            <text:p>1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7">
            <text:p>-1.6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7">
            <text:p>HAR-5227</text:p>
          </table:table-cell>
          <table:table-cell office:value-type="float" office:value="51.64">
            <text:p>51.64</text:p>
          </table:table-cell>
          <table:table-cell office:value-type="float" office:value="0.65">
            <text:p>0.65</text:p>
          </table:table-cell>
          <table:table-cell office:value-type="float" office:value="4100.0">
            <text:p>41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6">
            <text:p>HAR-5226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3760.0">
            <text:p>37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4">
            <text:p>HAR-5224</text:p>
          </table:table-cell>
          <table:table-cell office:value-type="float" office:value="51.64">
            <text:p>51.64</text:p>
          </table:table-cell>
          <table:table-cell office:value-type="float" office:value="0.66">
            <text:p>0.66</text:p>
          </table:table-cell>
          <table:table-cell office:value-type="float" office:value="1500.0">
            <text:p>1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3">
            <text:p>HAR-5223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3660.0">
            <text:p>36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970">
            <text:p>SRR-970</text:p>
          </table:table-cell>
          <table:table-cell office:value-type="float" office:value="51.77">
            <text:p>51.77</text:p>
          </table:table-cell>
          <table:table-cell office:value-type="float" office:value="1.09">
            <text:p>1.09</text:p>
          </table:table-cell>
          <table:table-cell office:value-type="float" office:value="4277.0">
            <text:p>4277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57">
            <text:p>SRR-57</text:p>
          </table:table-cell>
          <table:table-cell office:value-type="float" office:value="51.79">
            <text:p>51.79</text:p>
          </table:table-cell>
          <table:table-cell office:value-type="float" office:value="0.99">
            <text:p>0.99</text:p>
          </table:table-cell>
          <table:table-cell office:value-type="float" office:value="205.0">
            <text:p>205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56">
            <text:p>SRR-56</text:p>
          </table:table-cell>
          <table:table-cell office:value-type="float" office:value="51.79">
            <text:p>51.79</text:p>
          </table:table-cell>
          <table:table-cell office:value-type="float" office:value="0.99">
            <text:p>0.99</text:p>
          </table:table-cell>
          <table:table-cell office:value-type="float" office:value="118.0">
            <text:p>118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Birm-242">
            <text:p>Birm-242</text:p>
          </table:table-cell>
          <table:table-cell office:value-type="float" office:value="51.61">
            <text:p>51.61</text:p>
          </table:table-cell>
          <table:table-cell office:value-type="float" office:value="0.93">
            <text:p>0.93</text:p>
          </table:table-cell>
          <table:table-cell office:value-type="float" office:value="7516.0">
            <text:p>7516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05">
            <text:p>-19.0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158">
            <text:p>SRR-158</text:p>
          </table:table-cell>
          <table:table-cell office:value-type="float" office:value="51.79">
            <text:p>51.79</text:p>
          </table:table-cell>
          <table:table-cell office:value-type="float" office:value="0.98">
            <text:p>0.98</text:p>
          </table:table-cell>
          <table:table-cell office:value-type="float" office:value="173.0">
            <text:p>17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6589">
            <text:p>HAR-6589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1380.0">
            <text:p>13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kinsonMurphy1985,WalkerOtlet1988,ShennanEtal2018">
            <text:p>WilkinsonMurphy1985,WalkerOtlet198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